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Heading_20_2">
      <style:paragraph-properties fo:margin-left="0cm" fo:margin-right="0cm" fo:margin-top="0cm" fo:margin-bottom="0cm" style:contextual-spacing="false" fo:line-height="194%" fo:orphans="92" fo:widows="2" fo:text-indent="0cm" style:auto-text-indent="false" fo:padding="0cm" fo:border="none"/>
    </style:style>
    <style:style style:name="P2" style:family="paragraph" style:parent-style-name="Heading_20_3">
      <style:text-properties officeooo:rsid="0006796e" officeooo:paragraph-rsid="0006796e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94%" fo:orphans="9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94%" fo:orphans="92" fo:widows="2" fo:text-indent="0cm" style:auto-text-indent="false" fo:padding="0cm" fo:border="none"/>
      <style:text-properties officeooo:paragraph-rsid="0006796e"/>
    </style:style>
    <style:style style:name="P5" style:family="paragraph" style:parent-style-name="Text_20_body">
      <style:paragraph-properties fo:margin-top="0cm" fo:margin-bottom="0cm" style:contextual-spacing="false" fo:line-height="194%" fo:orphans="92" fo:widows="2" fo:padding="0cm" fo:border="none"/>
      <style:text-properties officeooo:paragraph-rsid="0006796e"/>
    </style:style>
    <style:style style:name="P6" style:family="paragraph" style:parent-style-name="Text_20_body" style:list-style-name="L9"/>
    <style:style style:name="P7" style:family="paragraph" style:parent-style-name="Text_20_body" style:list-style-name="L9">
      <style:text-properties fo:font-weight="bold"/>
    </style:style>
    <style:style style:name="P8" style:family="paragraph" style:parent-style-name="Text_20_body" style:list-style-name="L10">
      <style:text-properties fo:font-weight="bold"/>
    </style:style>
    <style:style style:name="P9" style:family="paragraph" style:parent-style-name="Text_20_body">
      <style:text-properties officeooo:paragraph-rsid="0006796e"/>
    </style:style>
    <style:style style:name="P10" style:family="paragraph" style:parent-style-name="Text_20_body">
      <style:text-properties fo:font-size="14pt" fo:font-weight="bold" officeooo:paragraph-rsid="0006796e" style:font-size-asian="14pt" style:font-weight-asian="bold" style:font-size-complex="14pt" style:font-weight-complex="bold"/>
    </style:style>
    <style:style style:name="P11" style:family="paragraph" style:parent-style-name="Text_20_body" style:list-style-name="L10"/>
    <style:style style:name="T1" style:family="text">
      <style:text-properties fo:font-weight="bold"/>
    </style:style>
    <style:style style:name="T2" style:family="text">
      <style:text-properties fo:font-variant="normal" fo:text-transform="none" fo:color="#000000" loext:opacity="100%" style:font-name="inherit" fo:font-size="12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000000" loext:opacity="100%" style:font-name="inherit" fo:font-size="12pt" fo:letter-spacing="normal" fo:font-style="normal" fo:font-weight="normal" officeooo:rsid="0006796e" loext:padding="0cm" loext:border="none"/>
    </style:style>
    <style:style style:name="T4" style:family="text">
      <style:text-properties fo:font-variant="normal" fo:text-transform="none" fo:color="#000000" loext:opacity="100%" style:font-name="inherit" fo:font-size="12pt" fo:letter-spacing="normal" fo:font-style="normal" fo:font-weight="bold" loext:padding="0cm" loext:border="none"/>
    </style:style>
    <style:style style:name="T5" style:family="text">
      <style:text-properties fo:font-variant="normal" fo:text-transform="none" fo:color="#000000" loext:opacity="100%" style:font-name="inherit" fo:font-size="12pt" fo:letter-spacing="normal" fo:font-style="normal" officeooo:rsid="0006796e" loext:padding="0cm" loext:border="none"/>
    </style:style>
    <style:style style:name="T6" style:family="text">
      <style:text-properties fo:font-variant="normal" fo:text-transform="none" fo:color="#000000" loext:opacity="100%" style:font-name="inherit" fo:font-size="12.75pt" fo:letter-spacing="normal" fo:font-style="normal" fo:font-weight="bold" officeooo:rsid="0006796e" loext:padding="0cm" loext:border="none"/>
    </style:style>
    <style:style style:name="T7" style:family="text">
      <style:text-properties fo:font-variant="normal" fo:text-transform="none" fo:color="#000000" loext:opacity="100%" style:font-name="inherit" fo:font-size="12.75pt" fo:letter-spacing="normal" fo:font-style="normal" fo:font-weight="normal" officeooo:rsid="0006796e" style:font-weight-asian="normal" style:font-weight-complex="normal" loext:padding="0cm" loext:border="none"/>
    </style:style>
    <style:style style:name="T8" style:family="text">
      <style:text-properties fo:font-variant="normal" fo:text-transform="none" fo:color="#000000" loext:opacity="100%" style:font-name="inherit" fo:letter-spacing="normal" fo:font-style="normal" officeooo:rsid="0006796e" loext:padding="0cm" loext:border="none"/>
    </style:style>
    <style:style style:name="T9" style:family="text">
      <style:text-properties fo:font-variant="normal" fo:text-transform="none" fo:color="#000000" loext:opacity="100%" style:font-name="inherit" fo:font-size="16pt" fo:letter-spacing="normal" fo:font-style="normal" fo:font-weight="bold" officeooo:rsid="0006796e" style:font-size-asian="16pt" style:font-weight-asian="bold" style:font-size-complex="16pt" style:font-weight-complex="bold" loext:padding="0cm" loext:border="none"/>
    </style:style>
    <style:style style:name="T10" style:family="text">
      <style:text-properties fo:font-variant="normal" fo:text-transform="none" fo:color="#000000" loext:opacity="100%" style:font-name="Inter" fo:font-size="12.75pt" fo:letter-spacing="normal" fo:font-style="normal" fo:font-weight="normal" officeooo:rsid="0006796e" loext:padding="0cm" loext:border="none"/>
    </style:style>
    <style:style style:name="T11" style:family="text">
      <style:text-properties fo:font-variant="normal" fo:text-transform="none" fo:color="#000000" loext:opacity="100%" style:font-name="Inter" fo:font-size="12.75pt" fo:letter-spacing="normal" fo:font-style="normal" fo:font-weight="normal" officeooo:rsid="0006796e" style:font-weight-asian="normal" style:font-weight-complex="normal" loext:padding="0cm" loext:border="none"/>
    </style:style>
    <style:style style:name="T12" style:family="text">
      <style:text-properties fo:font-variant="normal" fo:text-transform="none" fo:color="#000000" loext:opacity="100%" style:font-name="Inter" fo:font-size="12.75pt" fo:letter-spacing="normal" fo:font-style="normal" fo:font-weight="bold" officeooo:rsid="0006796e" loext:padding="0cm" loext:border="none"/>
    </style:style>
    <style:style style:name="T13" style:family="text">
      <style:text-properties fo:font-variant="normal" fo:text-transform="none" fo:color="#000000" loext:opacity="100%" style:font-name="Inter" fo:font-size="12.75pt" fo:letter-spacing="normal" fo:font-style="italic" fo:font-weight="normal" officeooo:rsid="0006796e" style:font-weight-asian="normal" style:font-weight-complex="normal" loext:padding="0cm" loext:border="none"/>
    </style:style>
    <style:style style:name="T14" style:family="text">
      <style:text-properties officeooo:rsid="0006796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9">Projeto Conexão Futuro</text:span></text:h>
      <text:h text:style-name="Heading_20_3" text:outline-level="3">O Problema</text:h>
      <text:p text:style-name="Text_20_body">Há pouco incentivo para crianças e adolescentes estudarem além do currículo escolar. A falta de recursos e acesso a conteúdos de qualidade fora do ambiente escolar tradicional limita o desenvolvimento de habilidades e a busca por oportunidades futuras, especialmente para alunos de baixa renda.</text:p>
      <text:h text:style-name="Heading_20_3" text:outline-level="3"/>
      <text:h text:style-name="P2" text:outline-level="3">A Solução Proposta</text:h>
      <text:p text:style-name="Text_20_body">Uma plataforma de educação online chamada <text:span text:style-name="T1">"Conexão Futuro"</text:span>. Ela oferecerá videoaulas e cursos extracurriculares de alta qualidade, criados e cedidos gratuitamente por instituições de ensino superior e empresas parceiras. A plataforma foi pensada para acompanhar o desempenho dos alunos e, com base em seu mérito e dedicação, oferecer bolsas de estudo e oportunidades de emprego.</text:p>
      <text:h text:style-name="Heading_20_3" text:outline-level="3"/>
      <text:h text:style-name="Heading_20_3" text:outline-level="3">Público-alvo</text:h>
      <text:p text:style-name="Text_20_body">Crianças, adolescentes <text:span text:style-name="T14">e jovens adultos</text:span> pertencentes a famílias de baixa renda, que demonstram interesse em aprofundar seus estudos, descobrir novas áreas de conhecimento e visam seguir uma carreira no futuro.</text:p>
      <text:h text:style-name="Heading_20_3" text:outline-level="3"/>
      <text:h text:style-name="Heading_20_3" text:outline-level="3">Propósito</text:h>
      <text:p text:style-name="Text_20_body">O principal benefício da solução é criar uma sociedade mais engajada com a educação. Ao oferecer um incentivo tangível e de alto valor (bolsas de estudo e oportunidades de emprego), a plataforma motiva o estudo contínuo e a busca por conhecimento desde cedo, mudando a percepção de que a educação avançada e o mercado de trabalho são inalcançáveis para grupos de baixa renda.</text:p>
      <text:h text:style-name="Heading_20_3" text:outline-level="3"/>
      <text:h text:style-name="Heading_20_3" text:outline-level="3">Inclusão e Acessibilidade</text:h>
      <text:p text:style-name="Text_20_body">Para garantir a inclusão, o <text:span text:style-name="T1">"Conexão Futuro"</text:span> será projetado para ser acessível em qualquer dispositivo, desde smartphones mais antigos até computadores. O acesso será gratuito para todos os cidadãos brasileiros. Os vídeos e cursos terão a opção de download para que os alunos possam estudar em locais com conexão intermitente. A plataforma também seguirá as diretrizes de acessibilidade digital (WCAG), com legendas em todas as videoaulas e navegação otimizada para leitores de tela.</text:p>
      <text:h text:style-name="Heading_20_3" text:outline-level="3"><text:soft-page-break/>Impacto Social Esperado</text:h>
      <text:p text:style-name="Text_20_body">A curto e médio prazo, o projeto terá um impacto direto ao identificar e apoiar jovens talentos de baixa renda, oferecendo bolsas de estudo e criando uma ponte para o mercado de trabalho. A longo prazo, a iniciativa contribuirá para a redução das desigualdades sociais e econômicas, criando uma geração de profissionais mais qualificados e que valorizam o aprendizado contínuo. O sucesso será medido pelo número de bolsas de estudo concedidas e a taxa de alunos que ingressam no ensino superior, técnico ou no mercado de trabalho.</text:p>
      <text:h text:style-name="Heading_20_3" text:outline-level="3"/>
      <text:h text:style-name="Heading_20_3" text:outline-level="3">Sustentabilidade do Projeto</text:h>
      <text:p text:style-name="Text_20_body">O <text:span text:style-name="T1">"Conexão Futuro"</text:span> será um <text:span text:style-name="T1">negócio social</text:span> operado por uma <text:span text:style-name="T1">ONG (Organização Não Governamental)</text:span>. Sua sustentabilidade se baseará em três pilares:</text:p>
      <text:list text:style-name="L10">
        <text:list-item>
          <text:p text:style-name="P8">Sustentabilidade Financeira:</text:p>
          <text:list>
            <text:list-item>
              <text:p text:style-name="P11"><text:span text:style-name="T1">Parcerias Estratégicas:</text:span> As universidades e empresas parceiras contribuirão com o conteúdo e as oportunidades (bolsas de estudo e vagas de emprego). Em troca, elas terão acesso a um pool de talentos diversos e dedicados, alinhados com suas estratégias de responsabilidade social corporativa (RSC) e de recrutamento.</text:p>
            </text:list-item>
            <text:list-item>
              <text:p text:style-name="P11"><text:span text:style-name="T1">Doações e subsídios:</text:span> Buscará financiamento de fundações e doações públicas, que se alinham com a missão de reduzir a desigualdade educacional.</text:p>
            </text:list-item>
          </text:list>
        </text:list-item>
        <text:list-item>
          <text:p text:style-name="P8">Sustentabilidade Ambiental (TI Verde):</text:p>
          <text:list>
            <text:list-item>
              <text:p text:style-name="P11">A plataforma será hospedada em servidores otimizados para baixo consumo de energia, minimizando a pegada de carbono.</text:p>
            </text:list-item>
            <text:list-item>
              <text:p text:style-name="P11">O design da interface será leve e otimizado para não sobrecarregar os dispositivos dos usuários, prolongando a vida útil de aparelhos mais antigos. Isso incentiva o reuso e a economia circular, em vez de exigir a compra de novos equipamentos.</text:p>
            </text:list-item>
          </text:list>
        </text:list-item>
        <text:list-item>
          <text:p text:style-name="P8">Sustentabilidade Social:</text:p>
          <text:list>
            <text:list-item>
              <text:p text:style-name="P11">Será mantido por uma equipe dedicada de educadores e tecnólogos, garantindo que o conteúdo seja sempre relevante e de alta qualidade.</text:p>
            </text:list-item>
            <text:list-item>
              <text:p text:style-name="P11">A transparência será fundamental, mostrando publicamente o número de bolsas concedidas e o impacto gerado.</text:p>
            </text:list-item>
          </text:list>
        </text:list-item>
      </text:list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0T20:46:22.750000000</meta:creation-date>
    <dc:date>2025-09-10T21:26:28.950000000</dc:date>
    <meta:editing-duration>PT40M6S</meta:editing-duration>
    <meta:editing-cycles>1</meta:editing-cycles>
    <meta:document-statistic meta:table-count="0" meta:image-count="0" meta:object-count="0" meta:page-count="2" meta:paragraph-count="24" meta:word-count="569" meta:character-count="3713" meta:non-whitespace-character-count="3177"/>
    <meta:generator>LibreOffice/7.5.4.2$Windows_X86_64 LibreOffice_project/36ccfdc35048b057fd9854c757a8b67ec53977b6</meta:generator>
  </office:meta>
</office:document-meta>
</file>